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1d41a"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8000"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000000" style:border-line-width-bottom="0.0102in 0.0016in 0.0209in" style:cell-protect="none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none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 style:cell-protect="none" style:print-content="true" fo:wrap-option="wrap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none" style:print-content="true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cell-protect="none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81d41a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00" fo:wrap-option="wrap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000" fo:wrap-option="wrap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8000" style:cell-protect="none" style:print-content="true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cell-protect="none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fo:wrap-option="wrap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99pt double #000000" style:border-line-width-bottom="0.0102in 0.0016in 0.0209in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wrap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1019" table:default-cell-style-name="ce23"/>
        <table:table-row table:style-name="ro1">
          <table:table-cell table:style-name="ce3" office:value-type="string" calcext:value-type="string">
            <text:p>AllThatStuff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work in progress</text:p>
          </table:table-cell>
          <table:table-cell table:style-name="ce20" table:number-columns-repeated="2"/>
          <table:table-cell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need to do this</text:p>
          </table:table-cell>
          <table:table-cell table:style-name="ce20" table:number-columns-repeated="2"/>
          <table:table-cell/>
          <table:table-cell table:style-name="ce20"/>
          <table:table-cell table:number-columns-repeated="1019"/>
        </table:table-row>
        <table:table-row table:style-name="ro1">
          <table:table-cell table:style-name="ce7"/>
          <table:table-cell table:style-name="ce20" table:number-columns-repeated="2"/>
          <table:table-cell/>
          <table:table-cell table:style-name="ce20"/>
          <table:table-cell table:number-columns-repeated="1019"/>
        </table:table-row>
        <table:table-row table:style-name="ro1">
          <table:table-cell table:style-name="ce8"/>
          <table:table-cell table:style-name="ce24" office:value-type="string" calcext:value-type="string">
            <text:p>want (1-5)</text:p>
          </table:table-cell>
          <table:table-cell table:style-name="ce24" office:value-type="string" calcext:value-type="string">
            <text:p>work (1-5)</text:p>
          </table:table-cell>
          <table:table-cell table:style-name="ce24" office:value-type="string" calcext:value-type="string">
            <text:p>NEXT STEPS</text:p>
          </table:table-cell>
          <table:table-cell table:style-name="ce24"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TART MENU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select player piece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>
            <text:p>type in player name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>
            <text:p>game lobby / host or join gam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>
            <text:p>synchronize object ticker for all player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0" office:value-type="string" calcext:value-type="string">
            <text:p>what happens if a player drops out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2">
          <table:table-cell table:style-name="ce10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2"/>
          <table:table-cell table:style-name="ce15" table:number-columns-repeated="2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3" office:value-type="string" calcext:value-type="string">
            <text:p>MAIN GAME</text:p>
          </table:table-cell>
          <table:table-cell table:style-name="ce25" table:number-columns-repeated="2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4" office:value-type="string" calcext:value-type="string">
            <text:p>display joined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0" office:value-type="string" calcext:value-type="string">
            <text:p>drag&amp;drop objects</text:p>
          </table:table-cell>
          <table:table-cell table:style-name="ce26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1019"/>
        </table:table-row>
        <table:table-row table:style-name="ro3">
          <table:table-cell table:style-name="ce16" office:value-type="string" calcext:value-type="string">
            <text:p>players take turn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send object positions on next turn</text:p>
          </table:table-cell>
          <table:table-cell table:style-name="ce15"/>
          <table:table-cell table:number-columns-repeated="1019"/>
        </table:table-row>
        <table:table-row table:style-name="ro4">
          <table:table-cell table:style-name="ce17" office:value-type="string" calcext:value-type="string">
            <text:p>when builder is finished, send object position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5" office:value-type="string" calcext:value-type="string">
            <text:p>synchronize object positions in real-tim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8" office:value-type="string" calcext:value-type="string">
            <text:p>display card deck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1019"/>
        </table:table-row>
        <table:table-row table:style-name="ro5">
          <table:table-cell table:style-name="ce19" table:number-columns-repeated="3"/>
          <table:table-cell table:style-name="Default"/>
          <table:table-cell table:style-name="ce19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make a guess &amp; get point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>
            <text:p>end gam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4">
          <table:table-cell table:style-name="ce11" office:value-type="string" calcext:value-type="string">
            <text:p>restart the game (same players / new players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4">
          <table:table-cell table:style-name="ce11" office:value-type="string" calcext:value-type="string">
            <text:p>what happens if a player drops out during the game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20" table:number-columns-repeated="3"/>
          <table:table-cell/>
          <table:table-cell table:style-name="ce15"/>
          <table:table-cell table:number-columns-repeated="1019"/>
        </table:table-row>
        <table:table-row table:style-name="ro1">
          <table:table-cell table:style-name="ce21" office:value-type="string" calcext:value-type="string">
            <text:p>GENERAL</text:p>
          </table:table-cell>
          <table:table-cell table:style-name="ce15" table:number-columns-repeated="2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>
            <text:p>structure code / fil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how to structure my code?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pre-load imag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0:20:11.25582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7T18:58:08.610963208</dc:date>
    <meta:editing-duration>PT9H6M22S</meta:editing-duration>
    <meta:editing-cycles>28</meta:editing-cycles>
    <meta:document-statistic meta:table-count="1" meta:cell-count="62" meta:object-count="0"/>
  </office:meta>
</office:document-meta>
</file>